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D74000002688E90F023FEEB309F.png" manifest:media-type="image/png"/>
  <manifest:file-entry manifest:full-path="Pictures/10000201000001BC00000268D95FEF80EE0E2E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Modelo_25_20Slides-title">
      <style:graphic-properties draw:stroke="none" draw:fill="none" draw:fill-color="#ffffff" draw:textarea-horizontal-align="justify" draw:textarea-vertical-align="middle" draw:auto-grow-height="true" draw:auto-grow-width="false" fo:min-height="5.08cm" fo:min-width="0cm" fo:padding-top="0.127cm" fo:padding-bottom="0.127cm" fo:padding-left="0.254cm" fo:padding-right="0.254cm" fo:wrap-option="wrap"/>
    </style:style>
    <style:style style:name="pr2" style:family="presentation" style:parent-style-name="Modelo_25_20Slides-subtitle">
      <style:graphic-properties draw:stroke="none" draw:fill="none" draw:fill-color="#ffffff" draw:textarea-horizontal-align="justify" draw:textarea-vertical-align="top" draw:auto-grow-height="true" draw:auto-grow-width="false" fo:min-height="3.421cm" fo:min-width="0cm" fo:padding-top="0.127cm" fo:padding-bottom="0.127cm" fo:padding-left="0.254cm" fo:padding-right="0.254cm" fo:wrap-option="wrap"/>
    </style:style>
    <style:style style:name="pr3" style:family="presentation" style:parent-style-name="Modelo_25_20Slides-notes">
      <style:graphic-properties draw:fill-color="#ffffff" draw:auto-grow-height="true" fo:min-height="11.429cm"/>
    </style:style>
    <style:style style:name="pr4" style:family="presentation" style:parent-style-name="Padrão-title">
      <style:graphic-properties draw:auto-grow-height="true" fo:min-height="3.387cm"/>
    </style:style>
    <style:style style:name="pr5" style:family="presentation" style:parent-style-name="Padrão-outline1">
      <style:graphic-properties fo:min-height="10.799cm"/>
    </style:style>
    <style:style style:name="pr6" style:family="presentation" style:parent-style-name="Padrão-notes">
      <style:graphic-properties draw:fill-color="#ffffff" draw:auto-grow-height="true" fo:min-height="11.429cm"/>
    </style:style>
    <style:style style:name="co1" style:family="table-column">
      <style:table-column-properties style:column-width="6.507cm" style:use-optimal-column-width="false"/>
    </style:style>
    <style:style style:name="co2" style:family="table-column">
      <style:table-column-properties style:column-width="4.69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text-properties fo:font-weight="normal" style:font-weight-asian="normal" style:font-weight-complex="normal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Liberation Sans1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0000" style:font-name="Liberation Sans1" fo:font-size="36pt" fo:language="pt" fo:country="BR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1" fo:language="pt" fo:country="B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fo:font-size="20pt" style:font-size-asian="20pt" style:font-size-complex="20pt"/>
    </style:style>
    <style:style style:name="T5" style:family="text">
      <style:text-properties style:text-position="super 58%"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Mono" fo:font-size="15pt" style:font-size-asian="15pt" style:font-size-complex="15pt"/>
    </style:style>
    <style:style style:name="T11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text-position="super 58%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1pt" style:font-size-asian="31pt" style:font-size-complex="31pt"/>
    </style:style>
    <style:style style:name="T15" style:family="text">
      <style:text-properties fo:font-size="31pt" fo:font-weight="normal" style:font-size-asian="31pt" style:font-weight-asian="normal" style:font-size-complex="31pt" style:font-weight-complex="normal"/>
    </style:style>
    <style:style style:name="T16" style:family="text">
      <style:text-properties style:font-name="Liberation Sans1" fo:font-size="29pt" fo:font-weight="normal" style:font-size-asian="29pt" style:font-weight-asian="normal" style:font-size-complex="29pt" style:font-weight-complex="normal"/>
    </style:style>
    <style:style style:name="T17" style:family="tex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color="#000000" style:text-outline="false" style:text-line-through-style="none" style:text-line-through-type="none" style:text-position="0% 100%" style:font-name="Arial" fo:font-size="31pt" fo:font-style="normal" fo:text-shadow="none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Arial" fo:font-size="29pt" fo:font-style="normal" fo:text-shadow="none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9pt" fo:font-weight="normal" style:font-size-asian="29pt" style:font-weight-asian="normal" style:font-size-complex="29pt" style:font-weight-complex="normal"/>
    </style:style>
    <style:style style:name="T21" style:family="text">
      <style:text-properties fo:font-size="29pt" fo:font-weight="bold" style:font-size-asian="29pt" style:font-weight-asian="bold" style:font-size-complex="29pt" style:font-weight-complex="bold"/>
    </style:style>
    <style:style style:name="T22" style:family="text">
      <style:text-properties fo:font-size="27pt" fo:font-weight="normal" style:font-size-asian="27pt" style:font-weight-asian="normal" style:font-size-complex="27pt" style:font-weight-complex="normal"/>
    </style:style>
    <style:style style:name="T23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27pt" style:font-size-asian="27pt" style:font-size-complex="27pt"/>
    </style:style>
    <style:style style:name="T25" style:family="text">
      <style:text-properties style:font-name="Liberation Mono" fo:font-size="29pt" fo:font-weight="normal" style:font-size-asian="29pt" style:font-weight-asian="normal" style:font-size-complex="29pt" style:font-weight-complex="normal"/>
    </style:style>
    <style:style style:name="T26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Liberation Sans1" fo:font-size="29pt" fo:font-style="italic" fo:font-weight="normal" style:font-size-asian="29pt" style:font-style-asian="italic" style:font-weight-asian="normal" style:font-size-complex="29pt" style:font-style-complex="italic" style:font-weight-complex="normal"/>
    </style:style>
    <style:style style:name="T29" style:family="text">
      <style:text-properties style:font-name="Liberation Sans1" fo:font-size="29pt" fo:font-style="italic" style:font-size-asian="29pt" style:font-style-asian="italic" style:font-size-complex="29pt" style:font-style-complex="italic"/>
    </style:style>
    <style:style style:name="T30" style:family="text">
      <style:text-properties style:font-name="Liberation Sans1" fo:font-size="29pt" fo:font-style="italic" fo:font-weight="bold" style:font-size-asian="29pt" style:font-style-asian="italic" style:font-weight-asian="bold" style:font-size-complex="29pt" style:font-style-complex="italic" style:font-weight-complex="bold"/>
    </style:style>
    <style:style style:name="T31" style:family="text">
      <style:text-properties fo:color="#000000" style:text-outline="false" style:text-line-through-style="none" style:text-line-through-type="none" style:text-position="0% 100%" style:font-name="Liberation Sans1" fo:font-size="29pt" fo:font-style="normal" fo:text-shadow="none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odelo_25_20Slid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334cm" svg:x="2.099cm" svg:y="1.501cm" presentation:class="title" presentation:user-transformed="true">
          <draw:text-box>
            <text:list text:style-name="L1">
              <text:list-header>
                <text:p text:style-name="P1"><text:span text:style-name="T1">HTML</text:span></text:p>
              </text:list-header>
            </text:list>
          </draw:text-box>
        </draw:frame>
        <draw:frame presentation:style-name="pr2" draw:text-style-name="P4" draw:layer="layout" svg:width="15.38cm" svg:height="3.675cm" svg:x="5cm" svg:y="9.125cm">
          <draw:text-box>
            <text:list text:style-name="L2">
              <text:list-header>
                <text:p text:style-name="P3"><text:span text:style-name="T2">Prof. Rafael Godoi Orbolato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O que é HTML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É uma linguagem para descrever páginas Web</text:p>
                <text:p/>
              </text:list-item>
              <text:list-item>
                <text:p>Foi criada na década de 1980 por Tim Berners-Lee</text:p>
                <text:p/>
              </text:list-item>
              <text:list-item>
                <text:p>Significa <text:span text:style-name="T3">H</text:span>yper<text:span text:style-name="T3">T</text:span>ext <text:span text:style-name="T3">M</text:span>arkup <text:span text:style-name="T3">L</text:span>anguage (linguagem de marcação de hipertexto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O que é HTML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Não é uma linguagem de programação, é uma linguagem de marcação</text:p>
                <text:list>
                  <text:list-header>
                    <text:p/>
                  </text:list-header>
                </text:list>
              </text:list-item>
              <text:list-item>
                <text:p>Uma linguagem de marcação é um conjunto de tags de marcação</text:p>
                <text:p/>
              </text:list-item>
              <text:list-item>
                <text:p>Tags: “etiquetas”, marcas</text:p>
                <text:p/>
              </text:list-item>
              <text:list-item>
                <text:p>O propósito das tags é descrever o conteúdo das página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Históric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1993 → 1.0</text:p>
              </text:list-item>
              <text:list-item>
                <text:p>1995 → 2.0</text:p>
              </text:list-item>
              <text:list-item>
                <text:p>1996 → World Wide Web Consortium – W3C</text:p>
              </text:list-item>
              <text:list-item>
                <text:p>1997 janeiro → 3.2</text:p>
              </text:list-item>
              <text:list-item>
                <text:p>1997 dezembro → 4.0</text:p>
                <text:list>
                  <text:list-item>
                    <text:p>Strict: elementos “deprecated” são proibidos</text:p>
                  </text:list-item>
                  <text:list-item>
                    <text:p>Transitional: <text:s/>elementos “deprecated” são permitidos</text:p>
                  </text:list-item>
                  <text:list-item>
                    <text:p>Frameset: “apenas” elementos relacionados a frames são permit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Históric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1999 → 4.01</text:p>
              </text:list-item>
              <text:list-item>
                <text:p>2000 → XHTML</text:p>
              </text:list-item>
              <text:list-item>
                <text:p>2014 → 5 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HTML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São palavras chave (nomes das tags) que ficam entre parênteses angulares (&lt; e &gt;), por exemplo &lt;html&gt;, &lt;head&gt;, &lt;body&gt;</text:p>
              </text:list-item>
              <text:list-item>
                <text:p>Normalmente são usadas em pares como &lt;html&gt; e &lt;/html&gt;, &lt;head&gt; e &lt;/head&gt;, &lt;body&gt; e &lt;/body&gt;</text:p>
              </text:list-item>
              <text:list-item>
                <text:p>A primeira tag no par é a tag de início, a segunda é a tag de fim, igual a tag de início mas precedida por uma barra /</text:p>
              </text:list-item>
              <text:list-item>
                <text:p>Tags de início e de fim são também chamadas tags de abertura e fechament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HTML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lgumas tags, conhecidas como tags vazias, não são formadas por pares, por exemplo &lt;img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Elementos HTML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m elemento HTML é tudo entre a tag de abertura e a tag de fechament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Atributos de tag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lgumas tags podem apresentar atributos </text:p>
                <text:p/>
                <text:p><text:span text:style-name="T4">&lt;tag atributo1=valor1 atributo2=valor2&gt;...&lt;/tag&gt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1<text:span text:style-name="T5">o</text:span> Exemplo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>&lt;!DOCTYPE html&gt;</text:span></text:p>
                <text:p><text:span text:style-name="T6">&lt;html lang="pt-br"&gt;</text:span></text:p>
                <text:p><text:span text:style-name="T6">&lt;head&gt;</text:span></text:p>
                <text:p><text:span text:style-name="T6"><text:s text:c="4"/></text:span><text:span text:style-name="T6">&lt;meta charset="UTF-8"&gt;</text:span></text:p>
                <text:p><text:span text:style-name="T6"><text:s text:c="4"/></text:span><text:span text:style-name="T6">&lt;title&gt;Título da Página&lt;/title&gt;</text:span></text:p>
                <text:p><text:span text:style-name="T6">&lt;/head&gt;</text:span></text:p>
                <text:p><text:span text:style-name="T6">&lt;body&gt;</text:span></text:p>
                <text:p><text:span text:style-name="T6"><text:s text:c="4"/></text:span><text:span text:style-name="T6">CONTEÚDO DA PÁGINA</text:span></text:p>
                <text:p><text:span text:style-name="T6">&lt;/body&gt;</text:span></text:p>
                <text:p><text:span text:style-name="T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1<text:span text:style-name="T5">o</text:span> Exempl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7">A declaração </text:span>&lt;!DOCTYPE html&gt; define o tipo do documento como sendo HTML 5</text:p>
              </text:list-item>
              <text:list-item>
                <text:p>O texto entre &lt;html&gt; e &lt;/html&gt; descreve um documento HTML</text:p>
              </text:list-item>
              <text:list-item>
                <text:p>O texto entre &lt;head&gt; e &lt;/head&gt; fornece informações sobre o documento</text:p>
              </text:list-item>
              <text:list-item>
                <text:p>A tag &lt;meta&gt; especifica metadadados do documento</text:p>
              </text:list-item>
              <text:list-item>
                <text:p>O texto entre &lt;title&gt; e &lt;/title&gt; fornece um título para o documento</text:p>
              </text:list-item>
              <text:list-item>
                <text:p>O texto entre &lt;body&gt; e &lt;/body&gt; descreve o conteúdo visível da págin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Rendering Engines</text:p>
          </draw:text-box>
        </draw:frame>
        <draw:frame draw:style-name="standard" draw:layer="layout" svg:width="11.198cm" svg:height="4.091cm" svg:x="6.806cm" svg:y="6.8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Chrome, Opera</text:span></text:p>
              </table:table-cell>
              <table:table-cell table:style-name="gray3">
                <text:p text:style-name="P9">Blink</text:p>
              </table:table-cell>
            </table:table-row>
            <table:table-row table:style-name="ro1" table:default-cell-style-name="gray2">
              <table:table-cell>
                <text:p text:style-name="P8">Firefox</text:p>
              </table:table-cell>
              <table:table-cell>
                <text:p text:style-name="P9">Gecko</text:p>
              </table:table-cell>
            </table:table-row>
            <table:table-row table:style-name="ro1" table:default-cell-style-name="gray1">
              <table:table-cell>
                <text:p text:style-name="P8">Edge</text:p>
              </table:table-cell>
              <table:table-cell>
                <text:p text:style-name="P9">EdgeHTML</text:p>
              </table:table-cell>
            </table:table-row>
            <table:table-row table:style-name="ro1" table:default-cell-style-name="gray2">
              <table:table-cell>
                <text:p text:style-name="P8">Safari</text:p>
              </table:table-cell>
              <table:table-cell>
                <text:p text:style-name="P9">WebKi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ipos de Element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block-level elements → elementos de nível de bloco</text:p>
                <text:list>
                  <text:list-item>
                    <text:p><text:s/>Ocupam todo o espaço horizontal do elemento onde estão contidos</text:p>
                    <text:p/>
                  </text:list-item>
                </text:list>
              </text:list-item>
              <text:list-item>
                <text:p>inline-level elements → elementos de nível de linha</text:p>
                <text:list>
                  <text:list-item>
                    <text:p>Ocupam horizontalmente somente o espaço necess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ipos de Element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block-level elements → elementos de nível de bloco</text:p>
                <text:list>
                  <text:list-item>
                    <text:p><text:s/>Podem ter outros elementos de nível de bloco ou elementos de nível de linha</text:p>
                    <text:p/>
                  </text:list-item>
                </text:list>
              </text:list-item>
              <text:list-item>
                <text:p>inline-level elements → elementos de nível de linha</text:p>
                <text:list>
                  <text:list-item>
                    <text:p>Podem ter outros elementos de lin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Metadados do Docu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&lt;meta&gt;</text:p>
                <text:p/>
              </text:list-header>
              <text:list-item>
                <text:p>Metadados são dados sobre os dados</text:p>
                <text:p><text:span text:style-name="T10"/></text:p>
                <text:p><text:span text:style-name="T10">&lt;meta charset="UTF-8"&gt;</text:span></text:p>
                <text:p><text:span text:style-name="T10">&lt;meta name="description" content="Descrição da Página"&gt;</text:span></text:p>
                <text:p><text:span text:style-name="T10">&lt;meta name="keywords" content="HTML,CSS,JavaScript,Java"&gt;</text:span></text:p>
                <text:p><text:span text:style-name="T10">&lt;meta name="author" content="Grosbilda"&gt;</text:span></text:p>
                <text:p><text:span text:style-name="T10">&lt;meta http-equiv="refresh" content="30"&gt;</text:span></text:p>
                <text:p><text:span text:style-name="T11">&lt;meta name="viewport" content="width=device-width, initial-scale=1.0"&gt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Coment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/>
                <text:p><text:span text:style-name="T7">&lt;!-- <text:s/>comentário <text:s/></text:span>--&gt;</text:p>
                <text:p/>
                <text:p>&lt;!-- <text:s/>comentário <text:s/></text:p>
                <text:p>com mais de uma</text:p>
                <text:p>linha --&gt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Parágraf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/>
                <text:p>&lt;p&gt; conteúdo &lt;/p&gt;</text:p>
                <text:p/>
              </text:list-header>
              <text:list-item>
                <text:p>Elemento de nível de bloco</text:p>
              </text:list-item>
              <text:list-item>
                <text:p>Espaços e quebras de linha são ignorados.</text:p>
              </text:list-item>
              <text:list-item>
                <text:p>Navegador insere quebras onde necessário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ítul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7">&lt;h1&gt;T</text:span>ítulo 1<text:span text:style-name="T12">o</text:span> Nível&lt;/h1&gt;<text:tab/><text:tab/></text:p>
                <text:p><text:span text:style-name="T7">&lt;h2&gt;</text:span>Título 2<text:span text:style-name="T12">o</text:span> Nível&lt;/h2&gt;<text:tab/></text:p>
                <text:p><text:span text:style-name="T7">&lt;h3&gt;</text:span>Título 3<text:span text:style-name="T12">o</text:span> Nível&lt;/h3&gt;<text:tab/></text:p>
                <text:p><text:span text:style-name="T7">&lt;h4&gt;</text:span>Título 4<text:span text:style-name="T12">o</text:span> Nível&lt;/h4&gt;<text:tab/></text:p>
                <text:p><text:span text:style-name="T7">&lt;h5&gt;</text:span>Título 5<text:span text:style-name="T12">o</text:span> Nível&lt;/h5&gt;<text:tab/></text:p>
                <text:p><text:span text:style-name="T7">&lt;h6&gt;</text:span>Título 6<text:span text:style-name="T12">o</text:span> Nível&lt;/h6&gt;<text:tab/></text:p>
                <text:p/>
              </text:list-header>
              <text:list-item>
                <text:p>Elementos de nível de bloc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Desenhar uma Linha (não use)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&lt;hr&gt;<text:tab/></text:p>
                <text:p/>
              </text:list-header>
              <text:list-item>
                <text:p>Elemento de nível de bloco</text:p>
              </text:list-item>
              <text:list-item>
                <text:p>Divisão do conteúdo</text:p>
                <text:list>
                  <text:list-item>
                    <text:p><text:s/>Desenha uma linha de sepa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Nova Linha (não use)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&lt;br&gt;<text:tab/></text:p>
                <text:p/>
              </text:list-header>
              <text:list-item>
                <text:p text:style-name="P10">Força uma quebra de linha</text:p>
              </text:list-item>
              <text:list-item>
                <text:p text:style-name="P10">Não usar para separar parágrafo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ex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&lt;i&gt;<text:tab/>conteúdo&lt;/i&gt;</text:p>
                <text:p/>
              </text:list-header>
              <text:list-item>
                <text:p>Nomes científicos, termos técnicos, expressões idiomáticas em outras línguas, transliterações, pensamentos</text:p>
              </text:list-item>
              <text:list-item>
                <text:p>Navegadores exibem o seu conteúdo em itálico</text:p>
              </text:list-item>
              <text:list-item>
                <text:p>Elemento de nível de lin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ex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&lt;b&gt;conteúdo<text:tab/>&lt;/b&gt;</text:p>
                <text:p text:style-name="P10"/>
              </text:list-header>
              <text:list-item>
                <text:p text:style-name="P10">Palavras chave, nomes de produtos</text:p>
              </text:list-item>
              <text:list-item>
                <text:p text:style-name="P10">Navegadores exibem o seu conteúdo em negrito</text:p>
              </text:list-item>
              <text:list-item>
                <text:p text:style-name="P10">Elemento de nível de lin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ex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&lt;pre&gt;conteúdo&lt;/pre&gt;</text:p>
                <text:p text:style-name="P10"/>
              </text:list-header>
              <text:list-item>
                <text:p text:style-name="P10">Texto pré-formatado</text:p>
              </text:list-item>
              <text:list-item>
                <text:p text:style-name="P10">Espaços e quebras de linha não são ignorados</text:p>
              </text:list-item>
              <text:list-item>
                <text:p text:style-name="P10">Navegadores costumam utilizar fonte mono espaçada.</text:p>
              </text:list-item>
              <text:list-item>
                <text:p text:style-name="P10">Elemento de nível de bloc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ex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&lt;code&gt;código&lt;/code&gt;</text:p>
                <text:p text:style-name="P10"/>
              </text:list-header>
              <text:list-item>
                <text:p text:style-name="P10">Código</text:p>
              </text:list-item>
              <text:list-item>
                <text:p text:style-name="P10">Navegadores costumam utilizar fonte mono espaçada.</text:p>
              </text:list-item>
              <text:list-item>
                <text:p text:style-name="P10">Elemento de nível de lin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ex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&lt;strong&gt;conteúdo<text:tab/>&lt;/strong&gt;</text:p>
              </text:list-header>
              <text:list-item>
                <text:p text:style-name="P10">Texto importante</text:p>
              </text:list-item>
              <text:list-item>
                <text:p text:style-name="P10">Navegadores exibem o seu conteúdo em negrito</text:p>
              </text:list-item>
              <text:list-item>
                <text:p text:style-name="P10"><text:span text:style-name="T8">Elemento de nível de linha</text:span></text:p>
                <text:p text:style-name="P10"><text:span text:style-name="T13"/></text:p>
                <text:p text:style-name="P10">&lt;em&gt;conteúdo&lt;/em&gt;</text:p>
              </text:list-item>
              <text:list-item>
                <text:p text:style-name="P10">Texto enfatizado</text:p>
              </text:list-item>
              <text:list-item>
                <text:p text:style-name="P10">Navegadores exibem o seu conteúdo em itálico</text:p>
              </text:list-item>
              <text:list-item>
                <text:p text:style-name="P10">Elemento de nível de lin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ex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&lt;mark&gt;conteúdo&lt;/mark&gt;</text:p>
                <text:p text:style-name="P10"><text:span text:style-name="T8"/></text:p>
              </text:list-header>
              <text:list-item>
                <text:p text:style-name="P10"><text:span text:style-name="T8">Elemento de nível de linha</text:span></text:p>
              </text:list-item>
              <text:list-item>
                <text:p text:style-name="P10">Texto marcado</text:p>
              </text:list-item>
              <text:list-item>
                <text:p text:style-name="P10">A marcação fica em amarelo, como uma caneta de marcação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Citaçõe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4">&lt;blockquote cite="http://www.fonte.com"&gt;conteúdo&lt;/blockquote&gt;</text:span></text:p>
                <text:p text:style-name="P10"><text:span text:style-name="T8"/></text:p>
              </text:list-header>
              <text:list-item>
                <text:p text:style-name="P10"><text:span text:style-name="T8">Elemento de nível de bloco</text:span></text:p>
              </text:list-item>
              <text:list-item>
                <text:p text:style-name="P10">Citação longa</text:p>
                <text:p text:style-name="P10"/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Citaçõe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4">&lt;q cite="http://www.fonte.com"&gt;conteúdo&lt;/q&gt;</text:span></text:p>
                <text:p text:style-name="P10"><text:span text:style-name="T15"/></text:p>
              </text:list-header>
              <text:list-item>
                <text:p text:style-name="P10"><text:span text:style-name="T15">Elemento de nível de </text:span><text:span text:style-name="T14">linha</text:span></text:p>
              </text:list-item>
              <text:list-item>
                <text:p text:style-name="P10"><text:span text:style-name="T14">Citação curta</text:span><text:span text:style-name="T14"><text:tab/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Citaçõe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cite&gt;conteúdo&lt;/cite&gt;</text:span></text:p>
                <text:p text:style-name="P10"><text:span text:style-name="T15"/></text:p>
              </text:list-header>
              <text:list-item>
                <text:p text:style-name="P10"><text:span text:style-name="T15">Elemento de nível de linha</text:span></text:p>
              </text:list-item>
              <text:list-item>
                <text:p text:style-name="P10"><text:span text:style-name="T15">Citação curta</text:span></text:p>
              </text:list-item>
              <text:list-item>
                <text:p text:style-name="P10"><text:span text:style-name="T15">Usado para títulos de trabalhos, livros, músicas, filmes, programas de TV, peças de teatro, entre outro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Abreviaçã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abbr title="Instituto Federal do Triângulo Mineiro"&gt;IFTM&lt;/abbr&gt;</text:span></text:p>
                <text:p text:style-name="P10"><text:span text:style-name="T15"/></text:p>
              </text:list-header>
              <text:list-item>
                <text:p text:style-name="P10"><text:span text:style-name="T15">Elemento de nível de linha</text:span></text:p>
              </text:list-item>
              <text:list-item>
                <text:p text:style-name="P10"><text:span text:style-name="T15">Abreviaçã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Definiçã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dfn&gt;texto a ser definido&lt;/dfn&gt;</text:span><text:span text:style-name="T15"><text:tab/></text:span></text:p>
                <text:p text:style-name="P10"><text:span text:style-name="T15"/></text:p>
              </text:list-header>
              <text:list-item>
                <text:p text:style-name="P10"><text:span text:style-name="T15">Elemento de nível de linha</text:span></text:p>
              </text:list-item>
              <text:list-item>
                <text:p text:style-name="P10"><text:span text:style-name="T15">Definição</text:span></text:p>
              </text:list-item>
              <text:list-item>
                <text:p text:style-name="P10"><text:span text:style-name="T15">Normalmente seguido da definição</text:span></text:p>
              </text:list-item>
              <text:list-item>
                <text:p text:style-name="P10"><text:span text:style-name="T15">Coloque dentro de um parágraf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Data ou Hora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time&gt;data e/ou hora&lt;/time&gt;</text:span></text:p>
                <text:p text:style-name="P10"><text:span text:style-name="T15">&lt;time datetime="2008-02-14 20:00"&gt;Dia dos Namorados&lt;/time&gt;</text:span></text:p>
                <text:p text:style-name="P10"><text:span text:style-name="T15"/></text:p>
              </text:list-header>
              <text:list-item>
                <text:p text:style-name="P10"><text:span text:style-name="T15">Elemento de nível de linha</text:span></text:p>
              </text:list-item>
              <text:list-item>
                <text:p text:style-name="P10"><text:span text:style-name="T15">Data e/ou Hora</text:span></text:p>
              </text:list-item>
              <text:list-item>
                <text:p text:style-name="P10"><text:span text:style-name="T15">Devem seguir o padrão definido pela HTML</text:span></text:p>
              </text:list-item>
              <text:list-item>
                <text:p text:style-name="P10"><text:span text:style-name="T15">Não recebe nenhuma formatação especial pelo navegador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Lista de Descriçõe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dl&gt;&lt;/dl&gt;</text:span></text:p>
              </text:list-header>
              <text:list-item>
                <text:p text:style-name="P10"><text:span text:style-name="T15">Lista de descrições</text:span></text:p>
                <text:p text:style-name="P10"><text:span text:style-name="T15">&lt;dt&gt;termo ou nome&lt;/dt&gt;</text:span></text:p>
              </text:list-item>
              <text:list-item>
                <text:p text:style-name="P10"><text:span text:style-name="T15">Termo ou nome da descrição</text:span></text:p>
                <text:p text:style-name="P10"><text:span text:style-name="T15">&lt;dd&gt;descrição&lt;/dd&gt;</text:span></text:p>
              </text:list-item>
              <text:list-item>
                <text:p text:style-name="P10"><text:span text:style-name="T15">Descrição</text:span></text:p>
              </text:list-item>
              <text:list-item>
                <text:p text:style-name="P10"><text:span text:style-name="T15">Elementos de nível de bloc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Lista de Descriçõe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dl&gt;</text:span></text:p>
                <text:list>
                  <text:list-header>
                    <text:p><text:span text:style-name="T15">&lt;dt&gt;termo ou nome 1&lt;/dt&gt;</text:span></text:p>
                    <text:p><text:span text:style-name="T15">&lt;dd&gt;descrição 1&lt;/dd&gt;</text:span></text:p>
                    <text:p><text:span text:style-name="T15">&lt;dt&gt;termo ou nome 2&lt;/dt&gt;</text:span></text:p>
                    <text:p><text:span text:style-name="T15">&lt;dd&gt;descrição 2&lt;/dd&gt;</text:span></text:p>
                    <text:p><text:span text:style-name="T15">&lt;dt&gt;termo ou nome 3&lt;/dt&gt;</text:span></text:p>
                    <text:p><text:span text:style-name="T15">&lt;dd&gt;descrição 3&lt;/dd&gt;</text:span></text:p>
                  </text:list-header>
                </text:list>
                <text:p text:style-name="P10"><text:span text:style-name="T15">&lt;/dl&gt;</text:span></text:p>
                <text:p text:style-name="P10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List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ol&gt;&lt;/ol&gt;</text:span></text:p>
              </text:list-header>
              <text:list-item>
                <text:p text:style-name="P10"><text:span text:style-name="T15">Lista com ordem</text:span></text:p>
              </text:list-item>
              <text:list-item>
                <text:p text:style-name="P10"><text:span text:style-name="T15">Podem ser aninhadas</text:span></text:p>
                <text:p text:style-name="P10"><text:span text:style-name="T15">&lt;ul&gt;&lt;/ul&gt;</text:span></text:p>
              </text:list-item>
              <text:list-item>
                <text:p text:style-name="P10"><text:span text:style-name="T15">Lista sem ordem</text:span></text:p>
              </text:list-item>
              <text:list-item>
                <text:p text:style-name="P10"><text:span text:style-name="T15">Podem ser aninhadas</text:span></text:p>
                <text:p text:style-name="P10"><text:span text:style-name="T15">&lt;li&gt;item da lista&lt;/li&gt;</text:span></text:p>
              </text:list-item>
              <text:list-item>
                <text:p text:style-name="P10"><text:span text:style-name="T15">Item de lista</text:span><text:span text:style-name="T15"><text:tab/></text:span></text:p>
              </text:list-item>
              <text:list-item>
                <text:p text:style-name="P10"><text:span text:style-name="T15">Elementos de nível de bloc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List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ol&gt;</text:span></text:p>
                <text:list>
                  <text:list-header>
                    <text:p><text:span text:style-name="T15">&lt;li&gt;item da lista&lt;/li&gt;</text:span></text:p>
                    <text:p><text:span text:style-name="T15">&lt;li&gt;item da lista&lt;/li&gt;</text:span></text:p>
                    <text:p><text:span text:style-name="T15">&lt;li&gt;item da lista&lt;/li&gt;</text:span></text:p>
                  </text:list-header>
                </text:list>
                <text:p text:style-name="P10"><text:span text:style-name="T15">&lt;/ol&gt;</text:span></text:p>
                <text:p text:style-name="P10"><text:span text:style-name="T15"/></text:p>
                <text:p text:style-name="P10"><text:span text:style-name="T15">&lt;ul&gt;</text:span></text:p>
                <text:list>
                  <text:list-header>
                    <text:p><text:span text:style-name="T15">&lt;li&gt;item da lista&lt;/li&gt;</text:span></text:p>
                    <text:p><text:span text:style-name="T15">&lt;li&gt;item da lista&lt;/li&gt;</text:span></text:p>
                    <text:p><text:span text:style-name="T15">&lt;li&gt;item da lista&lt;/li&gt;</text:span></text:p>
                  </text:list-header>
                </text:list>
                <text:p text:style-name="P10"><text:span text:style-name="T15">&lt;/ul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Imagen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img src="arquivo_imagem_link_imagem"/&gt;</text:span></text:p>
                <text:p text:style-name="P10"><text:span text:style-name="T15">&lt;img src="arquivo_imagem_link_imagem" alt="Texto alternativo"/&gt;</text:span></text:p>
                <text:p text:style-name="P10"><text:span text:style-name="T15">&lt;img src="arquivo_imagem_link_imagem" alt="Texto alternativo" height="42" width="42"/&gt;</text:span></text:p>
              </text:list-header>
              <text:list-item>
                <text:p text:style-name="P10"><text:span text:style-name="T15">Elemento de nível de linha</text:span></text:p>
              </text:list-item>
              <text:list-item>
                <text:p text:style-name="P10"><text:span text:style-name="T15">Image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Imagen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figure&gt;conteúdo&lt;/figure&gt;</text:span></text:p>
                <text:p><text:span text:style-name="T16"/></text:p>
              </text:list-header>
              <text:list-item>
                <text:p><text:span text:style-name="T16">Definir ilustrações, diagramas, fotos, vídeos, códigos fonte em um documento HTML</text:span></text:p>
              </text:list-item>
              <text:list-item>
                <text:p><text:span text:style-name="T16">Normalmente são referenciados no conteúdo principal mas podem ser removidos sem afetar o fluxo do docume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Imagen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figcaption&gt;legenda&lt;/figcaption&gt;</text:span></text:p>
                <text:p><text:span text:style-name="T16"/></text:p>
              </text:list-header>
              <text:list-item>
                <text:p><text:span text:style-name="T16">Definir a legenda do conteúdo do elemento pai</text:span></text:p>
              </text:list-item>
              <text:list-item>
                <text:p><text:span text:style-name="T16">Deve ser o primeiro ou último filho de um elemento fig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Imagen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7">&lt;figure&gt;</text:span></text:p>
                <text:p><text:span text:style-name="T17"><text:s text:c="8"/></text:span><text:span text:style-name="T17">&lt;img src="imagem.jpg" alt="Descrição da imagem" width="300" height="230"&gt;</text:span></text:p>
                <text:p><text:span text:style-name="T17"><text:s text:c="8"/></text:span><text:span text:style-name="T17">&lt;figcaption&gt;Legenda da Imagem&lt;/figcaption&gt;</text:span></text:p>
                <text:p><text:span text:style-name="T17">&lt;/figure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Link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a href="http://www.endereco.com"&gt;texto do link&lt;/a&gt;</text:span></text:p>
              </text:list-header>
              <text:list-item>
                <text:p text:style-name="P10"><text:span text:style-name="T15">Link HTML</text:span></text:p>
              </text:list-item>
              <text:list-item>
                <text:p text:style-name="P10"><text:span text:style-name="T15">Elemento de nível de linha</text:span></text:p>
                <text:p text:style-name="P10"><text:span text:style-name="T15">&lt;a href="http://www.endereco.com" target="_blank"&gt;texto do link&lt;/a&gt;</text:span></text:p>
              </text:list-item>
              <text:list-item>
                <text:p text:style-name="P10"><text:span text:style-name="T15">O link será aberto em outra janela ou aba</text:span></text:p>
                <text:p text:style-name="P10"><text:span text:style-name="T15">&lt;a href="#id_da_secao"&gt;texto do link&lt;/a&gt;</text:span></text:p>
              </text:list-item>
              <text:list-item>
                <text:p text:style-name="P10"><text:span text:style-name="T15">O link levará até o conteúdo com o ID definid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Link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a href="http://www.outroendereco.com"&gt;&lt;img src="imagens/tux.jpeg" alt="Pinguim do Linux" height="420" width="420"/&gt;&lt;/a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abel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table&gt;&lt;/table&gt;</text:span></text:p>
                <text:p text:style-name="P10"><text:span text:style-name="T15">&lt;table summary="Resumo do que trata a tabela"&gt;&lt;/table&gt;</text:span></text:p>
                <text:p text:style-name="P10"><text:span text:style-name="T15"/></text:p>
              </text:list-header>
              <text:list-item>
                <text:p text:style-name="P10"><text:span text:style-name="T15">Elemento de nível de bloco</text:span></text:p>
              </text:list-item>
              <text:list-item>
                <text:p text:style-name="P10"><text:span text:style-name="T15">Tabela</text:span></text:p>
                <text:p text:style-name="P10"><text:span text:style-name="T15"/></text:p>
                <text:p text:style-name="P10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abel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caption&gt;título da tabela&lt;/caption&gt;</text:span></text:p>
                <text:p text:style-name="P10"><text:span text:style-name="T15"/></text:p>
              </text:list-header>
              <text:list-item>
                <text:p text:style-name="P10"><text:span text:style-name="T15">Elemento de nível de bloco</text:span></text:p>
              </text:list-item>
              <text:list-item>
                <text:p text:style-name="P10"><text:span text:style-name="T15">Título da tabela</text:span></text:p>
              </text:list-item>
              <text:list-item>
                <text:p text:style-name="P10"><text:span text:style-name="T15">Aparece acima da tabela</text:span></text:p>
                <text:p text:style-name="P10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abel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thead&gt;&lt;/thead&gt;</text:span></text:p>
              </text:list-header>
              <text:list-item>
                <text:p text:style-name="P10"><text:span text:style-name="T15">Agrupar o conteúdo de cabeçalho da tabela</text:span></text:p>
              </text:list-item>
              <text:list-item>
                <text:p text:style-name="P10"><text:span text:style-name="T15">Normalmente a parte de cima da tabela com os títulos das colunas</text:span></text:p>
                <text:p text:style-name="P10"><text:span text:style-name="T15"/></text:p>
                <text:p text:style-name="P10"><text:span text:style-name="T15">&lt;tbody&gt;&lt;/tbody&gt;</text:span></text:p>
              </text:list-item>
              <text:list-item>
                <text:p text:style-name="P10"><text:span text:style-name="T15">Agrupar o corpo da tabela</text:span></text:p>
              </text:list-item>
              <text:list-item>
                <text:p text:style-name="P10"><text:span text:style-name="T15">Parte depois do título e antes do rodapé se existir</text:span></text:p>
                <text:p text:style-name="P10"><text:span text:style-name="T15"/></text:p>
              </text:list-item>
              <text:list-item>
                <text:p text:style-name="P10"><text:span text:style-name="T15">&lt;tfoot&gt;&lt;/tfoot&gt;</text:span></text:p>
              </text:list-item>
              <text:list-item>
                <text:p text:style-name="P10"><text:span text:style-name="T15">Agrupar o conteúdo do rodapé da tabela</text:span></text:p>
              </text:list-item>
              <text:list-item>
                <text:p text:style-name="P10"><text:span text:style-name="T15">Normalmente a parte de baixo da tabela com o total das vendas (se necessário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abel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th scope="col"&gt;título da célula&lt;/th&gt;</text:span></text:p>
              </text:list-header>
              <text:list-item>
                <text:p text:style-name="P10"><text:span text:style-name="T15">Título da coluna (em cima)</text:span></text:p>
                <text:p text:style-name="P10"><text:span text:style-name="T15">&lt;th scope="row"&gt;título da célula&lt;/th&gt;</text:span></text:p>
              </text:list-item>
              <text:list-item>
                <text:p text:style-name="P10"><text:span text:style-name="T15">Título da linha (na esquerda)</text:span></text:p>
                <text:p text:style-name="P10"><text:span text:style-name="T15">&lt;th scope="col" rowspan="2"&gt;título da célula&lt;/th&gt;</text:span></text:p>
              </text:list-item>
              <text:list-item>
                <text:p text:style-name="P10"><text:span text:style-name="T15">Título da célula ocupando 2 linhas</text:span></text:p>
              </text:list-item>
              <text:list-item>
                <text:p text:style-name="P10"><text:span text:style-name="T15">Título da coluna (em cima)</text:span></text:p>
                <text:p text:style-name="P10"><text:span text:style-name="T15">&lt;th scope="row" colspan="2"&gt;título da célula&lt;/th&gt;</text:span></text:p>
              </text:list-item>
              <text:list-item>
                <text:p text:style-name="P10"><text:span text:style-name="T15">Título da célula ocupando 2 colunas</text:span></text:p>
              </text:list-item>
              <text:list-item>
                <text:p text:style-name="P10"><text:span text:style-name="T15">Título da linha (na esquerda)</text:span></text:p>
              </text:list-item>
              <text:list-item>
                <text:p text:style-name="P10"><text:span text:style-name="T15">Elemento de nível de bloc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abel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&lt;tr&gt;&lt;/tr&gt;</text:span></text:p>
              </text:list-header>
              <text:list-item>
                <text:p text:style-name="P10"><text:span text:style-name="T15">Linha da tabela</text:span><text:span text:style-name="T15"><text:tab/></text:span></text:p>
                <text:p text:style-name="P10"><text:span text:style-name="T15">&lt;td&gt;conteúdo&lt;/td&gt;</text:span></text:p>
              </text:list-item>
              <text:list-item>
                <text:p text:style-name="P10"><text:span text:style-name="T15">Célula da linha</text:span><text:span text:style-name="T15"><text:tab/></text:span></text:p>
                <text:p text:style-name="P10"><text:span text:style-name="T15">&lt;td colspan="2"&gt;conteúdo&lt;/td&gt;</text:span></text:p>
              </text:list-item>
              <text:list-item>
                <text:p text:style-name="P10"><text:span text:style-name="T15">Célula da linha ocupando 2 colunas</text:span><text:span text:style-name="T15"><text:tab/></text:span></text:p>
                <text:p text:style-name="P10"><text:span text:style-name="T15">&lt;td rowspan="2"&gt;conteúdo&lt;/td&gt;</text:span></text:p>
              </text:list-item>
              <text:list-item>
                <text:p text:style-name="P10"><text:span text:style-name="T15">Célula da linha ocupando 2 linhas</text:span><text:span text:style-name="T15"><text:tab/></text:span></text:p>
              </text:list-item>
              <text:list-item>
                <text:p text:style-name="P10"><text:span text:style-name="T15">Elemento de nível de bloc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Tabela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5"><text:s text:c="4"/></text:span><text:span text:style-name="T15">&lt;table summary="Resumo do que trata a tabela"&gt;</text:span></text:p>
                <text:p text:style-name="P10"><text:span text:style-name="T15"><text:s text:c="8"/></text:span><text:span text:style-name="T15">&lt;caption&gt;Minha linda tabela&lt;/caption&gt;</text:span></text:p>
                <text:p text:style-name="P10"><text:span text:style-name="T15"><text:s text:c="8"/></text:span><text:span text:style-name="T15">&lt;thead&gt;</text:span></text:p>
                <text:p text:style-name="P10"><text:span text:style-name="T15"><text:s text:c="12"/></text:span><text:span text:style-name="T15">&lt;tr&gt;</text:span></text:p>
                <text:p text:style-name="P10"><text:span text:style-name="T15"><text:s text:c="16"/></text:span><text:span text:style-name="T15">&lt;th scope="col"&gt;Coluna1&lt;/th&gt;</text:span></text:p>
                <text:p text:style-name="P10"><text:span text:style-name="T15"><text:s text:c="16"/></text:span><text:span text:style-name="T15">&lt;th scope="col"&gt;Coluna2&lt;/th&gt;</text:span></text:p>
                <text:p text:style-name="P10"><text:span text:style-name="T15"><text:s text:c="16"/></text:span><text:span text:style-name="T15">&lt;th scope="col"&gt;Coluna3&lt;/th&gt;</text:span></text:p>
                <text:p text:style-name="P10"><text:span text:style-name="T15"><text:s text:c="12"/></text:span><text:span text:style-name="T15">&lt;/tr&gt;</text:span></text:p>
                <text:p text:style-name="P10"><text:span text:style-name="T15"><text:s text:c="8"/></text:span><text:span text:style-name="T15">&lt;/thead&gt;</text:span></text:p>
                <text:p text:style-name="P10"><text:span text:style-name="T15"><text:s text:c="8"/></text:span><text:span text:style-name="T15">&lt;tbody&gt;</text:span></text:p>
                <text:p text:style-name="P10"><text:span text:style-name="T15"><text:s text:c="12"/></text:span><text:span text:style-name="T15">&lt;tr&gt;</text:span></text:p>
                <text:p text:style-name="P10"><text:span text:style-name="T15"><text:s text:c="16"/></text:span><text:span text:style-name="T15">&lt;td&gt;valor11&lt;/td&gt;</text:span></text:p>
                <text:p text:style-name="P10"><text:span text:style-name="T15"><text:s text:c="16"/></text:span><text:span text:style-name="T15">&lt;td&gt;valor12&lt;/td&gt;</text:span></text:p>
                <text:p text:style-name="P10"><text:span text:style-name="T15"><text:s text:c="16"/></text:span><text:span text:style-name="T15">&lt;td&gt;valor13&lt;/td&gt;</text:span></text:p>
                <text:p text:style-name="P10"><text:span text:style-name="T15"><text:s text:c="12"/></text:span><text:span text:style-name="T15">&lt;/tr&gt;</text:span></text:p>
                <text:p text:style-name="P10"><text:span text:style-name="T15"><text:s text:c="12"/></text:span><text:span text:style-name="T15">&lt;tr&gt;</text:span></text:p>
                <text:p text:style-name="P10"><text:span text:style-name="T15"><text:s text:c="16"/></text:span><text:span text:style-name="T15">&lt;td&gt;valor21&lt;/td&gt;</text:span></text:p>
                <text:p text:style-name="P10"><text:span text:style-name="T15"><text:s text:c="16"/></text:span><text:span text:style-name="T15">&lt;td&gt;valor22&lt;/td&gt;</text:span></text:p>
                <text:p text:style-name="P10"><text:span text:style-name="T15"><text:s text:c="16"/></text:span><text:span text:style-name="T15">&lt;td&gt;valor23&lt;/td&gt;</text:span></text:p>
                <text:p text:style-name="P10"><text:span text:style-name="T15"><text:s text:c="12"/></text:span><text:span text:style-name="T15">&lt;/tr&gt;</text:span></text:p>
                <text:p text:style-name="P10"><text:span text:style-name="T15"><text:s text:c="12"/></text:span><text:span text:style-name="T15">&lt;tr&gt;</text:span></text:p>
                <text:p text:style-name="P10"><text:span text:style-name="T15"><text:s text:c="16"/></text:span><text:span text:style-name="T15">&lt;td&gt;valor31&lt;/td&gt;</text:span></text:p>
                <text:p text:style-name="P10"><text:span text:style-name="T15"><text:s text:c="16"/></text:span><text:span text:style-name="T15">&lt;td&gt;valor32&lt;/td&gt;</text:span></text:p>
                <text:p text:style-name="P10"><text:span text:style-name="T15"><text:s text:c="16"/></text:span><text:span text:style-name="T15">&lt;td&gt;valor33&lt;/td&gt;</text:span></text:p>
                <text:p text:style-name="P10"><text:span text:style-name="T15"><text:s text:c="12"/></text:span><text:span text:style-name="T15">&lt;/tr&gt;</text:span></text:p>
                <text:p text:style-name="P10"><text:span text:style-name="T15"><text:s text:c="8"/></text:span><text:span text:style-name="T15">&lt;/tbody&gt;</text:span></text:p>
                <text:p text:style-name="P10"><text:span text:style-name="T15"><text:s text:c="8"/></text:span><text:span text:style-name="T15">&lt;tfoot&gt;</text:span></text:p>
                <text:p text:style-name="P10"><text:span text:style-name="T15"><text:s text:c="12"/></text:span><text:span text:style-name="T15">&lt;tr&gt;</text:span></text:p>
                <text:p text:style-name="P10"><text:span text:style-name="T18"><text:s text:c="16"/></text:span><text:span text:style-name="T15">&lt;td rowspan="2"&gt;Total:&lt;/td&gt;</text:span></text:p>
                <text:p text:style-name="P10"><text:span text:style-name="T15"><text:s text:c="16"/></text:span><text:span text:style-name="T15">&lt;td&gt;R$ 1000,00&lt;/td&gt;</text:span></text:p>
                <text:p text:style-name="P10"><text:span text:style-name="T15"><text:s text:c="12"/></text:span><text:span text:style-name="T15">&lt;/tr&gt;</text:span></text:p>
                <text:p text:style-name="P10"><text:span text:style-name="T15"><text:s text:c="8"/></text:span><text:span text:style-name="T15">&lt;/tfoot&gt;</text:span></text:p>
                <text:p text:style-name="P10"><text:span text:style-name="T15"><text:s text:c="4"/></text:span><text:span text:style-name="T15">&lt;/table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9">&lt;form action="endereco" method="get</text:span><text:span text:style-name="T20">"&gt; &lt;/form&gt;</text:span></text:p>
                <text:p text:style-name="P10"><text:span text:style-name="T19">&lt;form action="endereco" method="post</text:span><text:span text:style-name="T20">"&gt; &lt;/form&gt;</text:span></text:p>
                <text:p text:style-name="P10"><text:span text:style-name="T15"/></text:p>
              </text:list-header>
              <text:list-item>
                <text:p text:style-name="P10"><text:span text:style-name="T20">Formulário HTML</text:span></text:p>
              </text:list-item>
              <text:list-item>
                <text:p text:style-name="P10"><text:span text:style-name="T20">Elemento de nível de bloc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type="text" id="id_do_campo" name="nome_do_campo"&gt;</text:span></text:p>
                <text:p text:style-name="P10"><text:span text:style-name="T20"/></text:p>
              </text:list-header>
              <text:list-item>
                <text:p text:style-name="P10"><text:span text:style-name="T20">Caixa de texto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type="text" id="id_do_campo" name="nome_do_campo" </text:span><text:span text:style-name="T21">placeholder="texto_explicativo"</text:span><text:span text:style-name="T20">&gt;</text:span><text:span text:style-name="T20"><text:tab/></text:span><text:span text:style-name="T20"><text:tab/></text:span><text:span text:style-name="T20"><text:tab/></text:span></text:p>
                <text:p text:style-name="P10"><text:span text:style-name="T20"/></text:p>
              </text:list-header>
              <text:list-item>
                <text:p text:style-name="P10"><text:span text:style-name="T20">Caixa de texto</text:span></text:p>
              </text:list-item>
              <text:list-item>
                <text:p text:style-name="P10"><text:span text:style-name="T20">Elemento de nível de linha</text:span></text:p>
              </text:list-item>
              <text:list-item>
                <text:p text:style-name="P10"><text:span text:style-name="T18">O </text:span><text:span text:style-name="T20">texto_explicativo aparece dentro da caixa de 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type="text" id="id_do_campo" name="nome_do_campo" </text:span><text:span text:style-name="T21">autofocus</text:span><text:span text:style-name="T20">&gt;</text:span></text:p>
                <text:p text:style-name="P10"><text:span text:style-name="T20"/></text:p>
              </text:list-header>
              <text:list-item>
                <text:p text:style-name="P10"><text:span text:style-name="T20">Caixa de texto</text:span></text:p>
              </text:list-item>
              <text:list-item>
                <text:p text:style-name="P10"><text:span text:style-name="T20">Elemento de nível de linha</text:span></text:p>
              </text:list-item>
              <text:list-item>
                <text:p text:style-name="P10"><text:span text:style-name="T20">O campo receberá o foco automaticam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type="text" id="id_do_campo" name="nome_do_campo" </text:span><text:span text:style-name="T21">required</text:span><text:span text:style-name="T20">&gt;</text:span><text:span text:style-name="T20"><text:tab/></text:span><text:span text:style-name="T20"><text:tab/></text:span><text:span text:style-name="T20"><text:tab/></text:span></text:p>
                <text:p text:style-name="P10"><text:span text:style-name="T20"/></text:p>
              </text:list-header>
              <text:list-item>
                <text:p text:style-name="P10"><text:span text:style-name="T20">Caixa de texto</text:span></text:p>
              </text:list-item>
              <text:list-item>
                <text:p text:style-name="P10"><text:span text:style-name="T20">Elemento de nível de linha</text:span></text:p>
              </text:list-item>
              <text:list-item>
                <text:p text:style-name="P10"><text:span text:style-name="T20">O campo é obrigatório</text:span></text:p>
                <text:list>
                  <text:list-item>
                    <text:p><text:span text:style-name="T22">O navegador não permitirá que o form seja submetido se o campo não estiver preenchi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label for="id_do_campo"&gt;texto do label</text:span><text:span text:style-name="T20"><text:tab/></text:span><text:span text:style-name="T20">&lt;/label&gt;</text:span></text:p>
                <text:p text:style-name="P10"><text:span text:style-name="T20"/></text:p>
              </text:list-header>
              <text:list-item>
                <text:p text:style-name="P10"><text:span text:style-name="T20">Rótulo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botao" type="submit" value="Título do botão"&gt;</text:span></text:p>
                <text:p text:style-name="P10"><text:span text:style-name="T20"/></text:p>
              </text:list-header>
              <text:list-item>
                <text:p text:style-name="P10"><text:span text:style-name="T20">Botão de submissão</text:span></text:p>
                <text:list>
                  <text:list-item>
                    <text:p><text:span text:style-name="T22">Envia o conteúdo do formulári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button id="id_botao" type="submit"&gt;Texto&lt;img src="submit.png" alt="Enviar"&gt;&lt;/button&gt;</text:span></text:p>
                <text:p text:style-name="P10"><text:span text:style-name="T20"/></text:p>
              </text:list-header>
              <text:list-item>
                <text:p text:style-name="P10"><text:span text:style-name="T20">Botão de submissão com imagem</text:span></text:p>
                <text:list>
                  <text:list-item>
                    <text:p><text:span text:style-name="T22">O texto é opcional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botao_id" alt="Enviar" type="image" src="submit.png"&gt;</text:span></text:p>
                <text:p text:style-name="P10"><text:span text:style-name="T20"/></text:p>
              </text:list-header>
              <text:list-item>
                <text:p text:style-name="P10"><text:span text:style-name="T20">Imagem como botão de submissão</text:span></text:p>
                <text:list>
                  <text:list-item>
                    <text:p><text:span text:style-name="T22">A imagem funciona como botã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botao_id" type="reset" value="Limpar"&gt;</text:span></text:p>
                <text:p text:style-name="P10"><text:span text:style-name="T20"/></text:p>
              </text:list-header>
              <text:list-item>
                <text:p text:style-name="P10"><text:span text:style-name="T20">Botão de reset</text:span></text:p>
                <text:list>
                  <text:list-item>
                    <text:p><text:span text:style-name="T22">Limpa o formulári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  <text:p text:style-name="P10"><text:span text:style-name="T2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botao_id" name="arquivo" type="file" accept=".doc"&gt;</text:span></text:p>
                <text:p text:style-name="P10"><text:span text:style-name="T20"/></text:p>
              </text:list-header>
              <text:list-item>
                <text:p text:style-name="P10"><text:span text:style-name="T20">Botão de upload</text:span></text:p>
              </text:list-item>
              <text:list-item>
                <text:p text:style-name="P10"><text:span text:style-name="T20">O accecpt aceita .extensao ou audio/* ou video/* ou image/*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termos" name="keywords" type="search"&gt;</text:span></text:p>
                <text:p text:style-name="P10"><text:span text:style-name="T20"/></text:p>
              </text:list-header>
              <text:list-item>
                <text:p text:style-name="P10"><text:span text:style-name="T20">Caixa de busca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numero1_id" type="number" name="numero1"&gt;</text:span></text:p>
                <text:p text:style-name="P10"><text:span text:style-name="T20"/></text:p>
              </text:list-header>
              <text:list-item>
                <text:p text:style-name="P10"><text:span text:style-name="T20">Caixa de números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numero1_id" type="number" name="numero1" min="0" max="10" step="1"&gt;</text:span></text:p>
                <text:p text:style-name="P10"><text:span text:style-name="T20"/></text:p>
              </text:list-header>
              <text:list-item>
                <text:p text:style-name="P10"><text:span text:style-name="T20">Caixa de números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numero2_id" type="range" name="numero2" min="0" max="1" step="0.2"&gt;</text:span></text:p>
                <text:p text:style-name="P10"><text:span text:style-name="T20"/></text:p>
              </text:list-header>
              <text:list-item>
                <text:p text:style-name="P10"><text:span text:style-name="T20">Caixa de números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numero3_id" type="number" name="numero3" step="any"&gt;</text:span></text:p>
                <text:p text:style-name="P10"><text:span text:style-name="T20"/></text:p>
              </text:list-header>
              <text:list-item>
                <text:p text:style-name="P10"><text:span text:style-name="T20">Caixa de números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email" name="email" type="email"&gt;</text:span></text:p>
                <text:p text:style-name="P10"><text:span text:style-name="T20"/></text:p>
              </text:list-header>
              <text:list-item>
                <text:p text:style-name="P10"><text:span text:style-name="T20">Caixa de e-mail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telefone" name="telefone" type="tel"&gt;</text:span></text:p>
                <text:p text:style-name="P10"><text:span text:style-name="T20"/></text:p>
              </text:list-header>
              <text:list-item>
                <text:p text:style-name="P10"><text:span text:style-name="T20">Caixa de telefone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url" name="url" type="url"&gt;</text:span><text:span text:style-name="T20"><text:tab/></text:span></text:p>
                <text:p text:style-name="P10"><text:span text:style-name="T20"/></text:p>
              </text:list-header>
              <text:list-item>
                <text:p text:style-name="P10"><text:span text:style-name="T20">Caixa de URL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data" name="data" type="date"&gt;</text:span></text:p>
                <text:p text:style-name="P10"><text:span text:style-name="T20"/></text:p>
              </text:list-header>
              <text:list-item>
                <text:p text:style-name="P10"><text:span text:style-name="T20">Caixa de data</text:span></text:p>
                <text:list>
                  <text:list-item>
                    <text:p><text:span text:style-name="T22">Sem fuso horári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hora" name="hora" type="time"&gt;</text:span></text:p>
                <text:p text:style-name="P10"><text:span text:style-name="T20"/></text:p>
              </text:list-header>
              <text:list-item>
                <text:p text:style-name="P10"><text:span text:style-name="T20">Caixa de hora</text:span></text:p>
                <text:list>
                  <text:list-item>
                    <text:p><text:span text:style-name="T22">Sem fuso horári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data_hora_id" name="data-hora" type="datetime-local"&gt;</text:span></text:p>
                <text:p text:style-name="P10"><text:span text:style-name="T20"/></text:p>
              </text:list-header>
              <text:list-item>
                <text:p text:style-name="P10"><text:span text:style-name="T20">Caixa de data e hora</text:span></text:p>
                <text:list>
                  <text:list-item>
                    <text:p><text:span text:style-name="T22">Sem fuso horári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mes" name="mes" type="month"&gt;</text:span></text:p>
                <text:p text:style-name="P10"><text:span text:style-name="T20"/></text:p>
              </text:list-header>
              <text:list-item>
                <text:p text:style-name="P10"><text:span text:style-name="T20">Caixa de mês e ano</text:span></text:p>
                <text:list>
                  <text:list-item>
                    <text:p><text:span text:style-name="T22">Sem fuso horári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semana" name="semana" type="week"&gt;</text:span></text:p>
                <text:p text:style-name="P10"><text:span text:style-name="T20"/></text:p>
              </text:list-header>
              <text:list-item>
                <text:p text:style-name="P10"><text:span text:style-name="T20">Caixa de semana e ano</text:span></text:p>
                <text:list>
                  <text:list-item>
                    <text:p><text:span text:style-name="T22">Sem fuso horário</text:span></text:p>
                  </text:list-item>
                </text:list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senha" name="senha" type="password"&gt;</text:span></text:p>
                <text:p text:style-name="P10"><text:span text:style-name="T20"/></text:p>
              </text:list-header>
              <text:list-item>
                <text:p text:style-name="P10"><text:span text:style-name="T20">Caixa de senha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campo" name="valor" type="hidden"&gt;</text:span></text:p>
                <text:p text:style-name="P10"><text:span text:style-name="T20"/></text:p>
              </text:list-header>
              <text:list-item>
                <text:p text:style-name="P10"><text:span text:style-name="T20">Caixa escondida</text:span></text:p>
              </text:list-item>
              <text:list-item>
                <text:p text:style-name="P10"><text:span text:style-name="T20">O campo faz parte do formulário e será enviado ao servidor, mas não aparece na página para o usuário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textarea id="id_mensagem" name="mensagem" rows="5" cols="50" maxlength="140"&gt;conteúdo&lt;/textarea&gt;</text:span></text:p>
                <text:p text:style-name="P10"><text:span text:style-name="T20"/></text:p>
              </text:list-header>
              <text:list-item>
                <text:p text:style-name="P10"><text:span text:style-name="T20">Caixa de texto longo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id_checkbox1" type="checkbox" value="valor_checkbox1" name="nome_checkbox" checked&gt;Texto checkbox (usar Label)</text:span></text:p>
                <text:p text:style-name="P10"><text:span text:style-name="T20"/></text:p>
              </text:list-header>
              <text:list-item>
                <text:p text:style-name="P10"><text:span text:style-name="T20">Checkbox</text:span></text:p>
              </text:list-item>
              <text:list-item>
                <text:p text:style-name="P10"><text:span text:style-name="T20">Para ter vários checkboxes agrupados basta repetir colocando o mesmo name</text:span></text:p>
              </text:list-item>
              <text:list-item>
                <text:p text:style-name="P10"><text:span text:style-name="T20">O value é que vai para o servidor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7">&lt;input id="id_checkbox1" type="checkbox" value="valor_checkbox1" name="nome_checkbox" checked&gt;</text:span></text:p>
                <text:p text:style-name="P10"><text:span text:style-name="T17">&lt;label for="id_checkbox1"&gt;Texto checkbox 1&lt;/label&gt;</text:span></text:p>
                <text:p text:style-name="P10"><text:span text:style-name="T17">&lt;input id="id_checkbox2" type="checkbox" value="valor_checkbox2" name="nome_checkbox"&gt;</text:span></text:p>
                <text:p text:style-name="P10"><text:span text:style-name="T17">&lt;label for="id_checkbox2"&gt;Texto checkbox 2&lt;/label&gt;</text:span></text:p>
                <text:p text:style-name="P10"><text:span text:style-name="T17">&lt;input id="id_checkbox3" type="checkbox" value="valor_checkbox3" name="nome_checkbox"&gt;</text:span></text:p>
                <text:p text:style-name="P10"><text:span text:style-name="T17">&lt;label for="id_checkbox3"&gt;Texto checkbox 3&lt;/label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masculino_id" name="sexo" type="radio" value="masculino" checked&gt;</text:span><text:span text:style-name="T20"><text:tab/></text:span><text:span text:style-name="T20">Texto radio (usar Label)</text:span><text:span text:style-name="T20"><text:tab/></text:span></text:p>
                <text:p text:style-name="P10"><text:span text:style-name="T20"/></text:p>
              </text:list-header>
              <text:list-item>
                <text:p text:style-name="P10"><text:span text:style-name="T20">Radio Button</text:span></text:p>
              </text:list-item>
              <text:list-item>
                <text:p text:style-name="P10"><text:span text:style-name="T20">Para ter vários botões de rádio agrupados basta repetir colocando o mesmo name</text:span></text:p>
              </text:list-item>
              <text:list-item>
                <text:p text:style-name="P10"><text:span text:style-name="T20">O value é que vai para o servidor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0"/></text:p>
                <text:p><text:span text:style-name="T23">&lt;input id="masculino_id" name="sexo" type="radio" value="masculino" checked&gt;</text:span></text:p>
                <text:p text:style-name="P10"><text:span text:style-name="T23">&lt;label for="masculino_id"&gt;Masculino&lt;/label&gt;</text:span></text:p>
                <text:p text:style-name="P10"><text:span text:style-name="T23">&lt;input id="feminino_id" name="sexo" type="radio" value="feminino"&gt;</text:span></text:p>
                <text:p text:style-name="P10"><text:span text:style-name="T23">&lt;label for="feminino_id"&gt;Feminino&lt;/label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input id="cor_id" name="cor" type="color"&gt;</text:span></text:p>
                <text:p text:style-name="P10"><text:span text:style-name="T20"/></text:p>
              </text:list-header>
              <text:list-item>
                <text:p text:style-name="P10"><text:span text:style-name="T20">Seleção de cores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select id="estados_id" name="estado"&gt;</text:span></text:p>
                <text:p text:style-name="P10"><text:span text:style-name="T20">&lt;/select&gt;</text:span></text:p>
                <text:p text:style-name="P10"><text:span text:style-name="T20"/></text:p>
              </text:list-header>
              <text:list-item>
                <text:p text:style-name="P10"><text:span text:style-name="T20">Drop-down list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optgroup label="Região Sudeste"&gt;</text:span></text:p>
                <text:p text:style-name="P10"><text:span text:style-name="T20">&lt;/optgroup&gt;</text:span><text:span text:style-name="T20"><text:tab/></text:span></text:p>
                <text:p text:style-name="P10"><text:span text:style-name="T20"/></text:p>
              </text:list-header>
              <text:list-item>
                <text:p text:style-name="P10"><text:span text:style-name="T20">Categoria dentro do drop-d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option value="SP"&gt;texto da opção&lt;/option&gt;</text:span></text:p>
                <text:p text:style-name="P10"><text:span text:style-name="T20"/></text:p>
                <text:p text:style-name="P10"><text:span text:style-name="T24">&lt;option value="SP" selected&gt;texto da opção&lt;/option&gt;</text:span></text:p>
                <text:p text:style-name="P10"><text:span text:style-name="T20"/></text:p>
              </text:list-header>
              <text:list-item>
                <text:p text:style-name="P10"><text:span text:style-name="T20">Texto da opção</text:span></text:p>
                <text:p text:style-name="P10"><text:span text:style-name="T2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<text:s text:c="8"/></text:span><text:span text:style-name="T25">&lt;select id="estados_id" name="estado"&gt;</text:span></text:p>
                <text:p text:style-name="P10"><text:span text:style-name="T25"><text:s text:c="12"/></text:span><text:span text:style-name="T25">&lt;option hidden disabled selected value&gt;Selecione a UF&lt;/option&gt;</text:span></text:p>
                <text:p text:style-name="P10"><text:span text:style-name="T25"><text:s text:c="12"/></text:span><text:span text:style-name="T25">&lt;option value="AC"&gt;Acre&lt;/option&gt;</text:span></text:p>
                <text:p text:style-name="P10"><text:span text:style-name="T25"><text:s text:c="12"/></text:span><text:span text:style-name="T25">&lt;option value="AL"&gt;Alagoas&lt;/option&gt;</text:span></text:p>
                <text:p text:style-name="P10"><text:span text:style-name="T25"><text:s text:c="12"/></text:span><text:span text:style-name="T25">&lt;option value="AP"&gt;Amapá&lt;/option&gt;</text:span></text:p>
                <text:p text:style-name="P10"><text:span text:style-name="T25"><text:s text:c="12"/></text:span><text:span text:style-name="T25">&lt;option value="AM"&gt;Amazonas&lt;/option&gt;</text:span></text:p>
                <text:p text:style-name="P10"><text:span text:style-name="T25"><text:s text:c="12"/></text:span><text:span text:style-name="T25">&lt;option value="BA"&gt;Bahia&lt;/option&gt;</text:span></text:p>
                <text:p text:style-name="P10"><text:span text:style-name="T25"><text:s text:c="12"/></text:span><text:span text:style-name="T25">&lt;option value="CE"&gt;Ceará&lt;/option&gt;</text:span></text:p>
                <text:p text:style-name="P10"><text:span text:style-name="T25"><text:s text:c="12"/></text:span><text:span text:style-name="T25">&lt;option value="DF"&gt;Distrito Federal&lt;/option&gt;</text:span></text:p>
                <text:p text:style-name="P10"><text:span text:style-name="T25"><text:s text:c="12"/></text:span><text:span text:style-name="T25">&lt;option value="ES"&gt;Espirito Santo&lt;/option&gt;</text:span></text:p>
                <text:p text:style-name="P10"><text:span text:style-name="T25"><text:s text:c="12"/></text:span><text:span text:style-name="T25">&lt;option value="GO"&gt;Goiás&lt;/option&gt;</text:span></text:p>
                <text:p text:style-name="P10"><text:span text:style-name="T25"><text:s text:c="12"/></text:span><text:span text:style-name="T25">&lt;option value="MA"&gt;Maranhão&lt;/option&gt;</text:span></text:p>
                <text:p text:style-name="P10"><text:span text:style-name="T25"><text:s text:c="12"/></text:span><text:span text:style-name="T25">&lt;option value="MS"&gt;Mato Grosso do Sul&lt;/option&gt;</text:span></text:p>
                <text:p text:style-name="P10"><text:span text:style-name="T25"><text:s text:c="12"/></text:span><text:span text:style-name="T25">&lt;option value="MT"&gt;Mato Grosso&lt;/option&gt;</text:span></text:p>
                <text:p text:style-name="P10"><text:span text:style-name="T25"><text:s text:c="12"/></text:span><text:span text:style-name="T25">&lt;option value="MG"&gt;Minas Gerais&lt;/option&gt;</text:span></text:p>
                <text:p text:style-name="P10"><text:span text:style-name="T25"><text:s text:c="12"/></text:span><text:span text:style-name="T25">&lt;option value="PA"&gt;Pará&lt;/option&gt;</text:span></text:p>
                <text:p text:style-name="P10"><text:span text:style-name="T25"><text:s text:c="12"/></text:span><text:span text:style-name="T25">&lt;option value="PB"&gt;Paraíba&lt;/option&gt;</text:span></text:p>
                <text:p text:style-name="P10"><text:span text:style-name="T25"><text:s text:c="12"/></text:span><text:span text:style-name="T25">&lt;option value="PR"&gt;Paraná&lt;/option&gt;</text:span></text:p>
                <text:p text:style-name="P10"><text:span text:style-name="T25"><text:s text:c="12"/></text:span><text:span text:style-name="T25">&lt;option value="PE"&gt;Pernambuco&lt;/option&gt;</text:span></text:p>
                <text:p text:style-name="P10"><text:span text:style-name="T25"><text:s text:c="12"/></text:span><text:span text:style-name="T25">&lt;option value="PI"&gt;Piauí&lt;/option&gt;</text:span></text:p>
                <text:p text:style-name="P10"><text:span text:style-name="T25"><text:s text:c="12"/></text:span><text:span text:style-name="T25">&lt;option value="RJ"&gt;Rio de Janeiro&lt;/option&gt;</text:span></text:p>
                <text:p text:style-name="P10"><text:span text:style-name="T25"><text:s text:c="12"/></text:span><text:span text:style-name="T25">&lt;option value="RN"&gt;Rio Grande do Norte&lt;/option&gt;</text:span></text:p>
                <text:p text:style-name="P10"><text:span text:style-name="T25"><text:s text:c="12"/></text:span><text:span text:style-name="T25">&lt;option value="RS"&gt;Rio Grande do Sul&lt;/option&gt;</text:span></text:p>
                <text:p text:style-name="P10"><text:span text:style-name="T25"><text:s text:c="12"/></text:span><text:span text:style-name="T25">&lt;option value="RO"&gt;Rondônia&lt;/option&gt;</text:span></text:p>
                <text:p text:style-name="P10"><text:span text:style-name="T25"><text:s text:c="12"/></text:span><text:span text:style-name="T25">&lt;option value="RR"&gt;Roraima&lt;/option&gt;</text:span></text:p>
                <text:p text:style-name="P10"><text:span text:style-name="T25"><text:s text:c="12"/></text:span><text:span text:style-name="T25">&lt;option value="SC"&gt;Santa Catarina&lt;/option&gt;</text:span></text:p>
                <text:p text:style-name="P10"><text:span text:style-name="T25"><text:s text:c="12"/></text:span><text:span text:style-name="T25">&lt;option value="SP"&gt;São Paulo&lt;/option&gt;</text:span></text:p>
                <text:p text:style-name="P10"><text:span text:style-name="T25"><text:s text:c="12"/></text:span><text:span text:style-name="T25">&lt;option value="SE"&gt;Sergipe&lt;/option&gt;</text:span></text:p>
                <text:p text:style-name="P10"><text:span text:style-name="T25"><text:s text:c="12"/></text:span><text:span text:style-name="T25">&lt;option value="TO"&gt;Tocantins&lt;/option&gt;</text:span></text:p>
                <text:p text:style-name="P10"><text:span text:style-name="T25"><text:s text:c="8"/></text:span><text:span text:style-name="T25">&lt;/select&gt;</text:span></text:p>
                <text:p text:style-name="P10"><text:span text:style-name="T2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<text:s text:c="8"/></text:span><text:span text:style-name="T25">&lt;select id="estados_id" name="estado"&gt;</text:span></text:p>
                <text:p text:style-name="P10"><text:span text:style-name="T25"><text:s text:c="12"/></text:span><text:span text:style-name="T25">&lt;option hidden disabled selected value&gt;Selecione a UF&lt;/option&gt;</text:span></text:p>
                <text:p text:style-name="P10"><text:span text:style-name="T25"><text:s text:c="12"/></text:span><text:span text:style-name="T25">&lt;optgroup label="Região Sudeste"&gt;</text:span></text:p>
                <text:p text:style-name="P10"><text:span text:style-name="T25"><text:s text:c="16"/></text:span><text:span text:style-name="T25">&lt;option value="ES"&gt;Espirito Santo&lt;/option&gt;</text:span></text:p>
                <text:p text:style-name="P10"><text:span text:style-name="T25"><text:s text:c="16"/></text:span><text:span text:style-name="T25">&lt;option value="MG"&gt;Minas Gerais&lt;/option&gt;</text:span></text:p>
                <text:p text:style-name="P10"><text:span text:style-name="T25"><text:s text:c="16"/></text:span><text:span text:style-name="T25">&lt;option value="RJ"&gt;Rio de Janeiro&lt;/option&gt;</text:span></text:p>
                <text:p text:style-name="P10"><text:span text:style-name="T25"><text:s text:c="16"/></text:span><text:span text:style-name="T25">&lt;option value="SP"&gt;São Paulo&lt;/option&gt;</text:span></text:p>
                <text:p text:style-name="P10"><text:span text:style-name="T25"><text:s text:c="12"/></text:span><text:span text:style-name="T25">&lt;/optgroup&gt;</text:span></text:p>
                <text:p text:style-name="P10"><text:span text:style-name="T25"><text:s text:c="12"/></text:span><text:span text:style-name="T25">&lt;optgroup label="Região Norte"&gt;</text:span></text:p>
                <text:p text:style-name="P10"><text:span text:style-name="T25"><text:s text:c="16"/></text:span><text:span text:style-name="T25">&lt;option value="AM"&gt;Amazonas&lt;/option&gt;</text:span></text:p>
                <text:p text:style-name="P10"><text:span text:style-name="T25"><text:s text:c="16"/></text:span><text:span text:style-name="T25">&lt;option value="RR"&gt;Roraima&lt;/option&gt;</text:span></text:p>
                <text:p text:style-name="P10"><text:span text:style-name="T25"><text:s text:c="16"/></text:span><text:span text:style-name="T25">&lt;option value="AP"&gt;Amapá&lt;/option&gt;</text:span></text:p>
                <text:p text:style-name="P10"><text:span text:style-name="T25"><text:s text:c="16"/></text:span><text:span text:style-name="T25">&lt;option value="PA"&gt;Pará&lt;/option&gt;</text:span></text:p>
                <text:p text:style-name="P10"><text:span text:style-name="T25"><text:s text:c="16"/></text:span><text:span text:style-name="T25">&lt;option value="TO"&gt;Tocantins&lt;/option&gt;</text:span></text:p>
                <text:p text:style-name="P10"><text:span text:style-name="T25"><text:s text:c="16"/></text:span><text:span text:style-name="T25">&lt;option value="RO"&gt;Rondônia&lt;/option&gt;</text:span></text:p>
                <text:p text:style-name="P10"><text:span text:style-name="T25"><text:s text:c="16"/></text:span><text:span text:style-name="T25">&lt;option value="AC"&gt;Acre&lt;/option&gt;</text:span></text:p>
                <text:p text:style-name="P10"><text:span text:style-name="T25"><text:s text:c="12"/></text:span><text:span text:style-name="T25">&lt;/optgroup&gt;</text:span></text:p>
                <text:p text:style-name="P10"><text:span text:style-name="T25"><text:s text:c="12"/></text:span><text:span text:style-name="T25">&lt;optgroup label="Região Nordeste"&gt;</text:span></text:p>
                <text:p text:style-name="P10"><text:span text:style-name="T25"><text:s text:c="16"/></text:span><text:span text:style-name="T25">&lt;option value="MA"&gt;Maranhão&lt;/option&gt;</text:span></text:p>
                <text:p text:style-name="P10"><text:span text:style-name="T25"><text:s text:c="16"/></text:span><text:span text:style-name="T25">&lt;option value="PI"&gt;Piauí&lt;/option&gt;</text:span></text:p>
                <text:p text:style-name="P10"><text:span text:style-name="T25"><text:s text:c="16"/></text:span><text:span text:style-name="T25">&lt;option value="CE"&gt;Ceará&lt;/option&gt;</text:span></text:p>
                <text:p text:style-name="P10"><text:span text:style-name="T25"><text:s text:c="16"/></text:span><text:span text:style-name="T25">&lt;option value="RN"&gt;Rio Grande do Norte&lt;/option&gt;</text:span></text:p>
                <text:p text:style-name="P10"><text:span text:style-name="T25"><text:s text:c="16"/></text:span><text:span text:style-name="T25">&lt;option value="PE"&gt;Pernambuco&lt;/option&gt;</text:span></text:p>
                <text:p text:style-name="P10"><text:span text:style-name="T25"><text:s text:c="16"/></text:span><text:span text:style-name="T25">&lt;option value="PB"&gt;Paraíba&lt;/option&gt;</text:span></text:p>
                <text:p text:style-name="P10"><text:span text:style-name="T25"><text:s text:c="16"/></text:span><text:span text:style-name="T25">&lt;option value="SE"&gt;Sergipe&lt;/option&gt;</text:span></text:p>
                <text:p text:style-name="P10"><text:span text:style-name="T25"><text:s text:c="16"/></text:span><text:span text:style-name="T25">&lt;option value="AL"&gt;Alagoas&lt;/option&gt;</text:span></text:p>
                <text:p text:style-name="P10"><text:span text:style-name="T25"><text:s text:c="16"/></text:span><text:span text:style-name="T25">&lt;option value="BA"&gt;Bahia&lt;/option&gt;</text:span></text:p>
                <text:p text:style-name="P10"><text:span text:style-name="T25"><text:s text:c="12"/></text:span><text:span text:style-name="T25">&lt;/optgroup&gt;</text:span></text:p>
                <text:p text:style-name="P10"><text:span text:style-name="T25"><text:s text:c="12"/></text:span><text:span text:style-name="T25">&lt;optgroup label="Região Centro-Oeste"&gt;</text:span></text:p>
                <text:p text:style-name="P10"><text:span text:style-name="T25"><text:s text:c="16"/></text:span><text:span text:style-name="T25">&lt;option value="GO"&gt;Goiás&lt;/option&gt;</text:span></text:p>
                <text:p text:style-name="P10"><text:span text:style-name="T25"><text:s text:c="16"/></text:span><text:span text:style-name="T25">&lt;option value="MT"&gt;Mato Grosso&lt;/option&gt;</text:span></text:p>
                <text:p text:style-name="P10"><text:span text:style-name="T25"><text:s text:c="16"/></text:span><text:span text:style-name="T25">&lt;option value="MS"&gt;Mato Grosso do Sul&lt;/option&gt;</text:span></text:p>
                <text:p text:style-name="P10"><text:span text:style-name="T25"><text:s text:c="12"/></text:span><text:span text:style-name="T25">&lt;/optgroup&gt;</text:span></text:p>
                <text:p text:style-name="P10"><text:span text:style-name="T25"><text:s text:c="12"/></text:span><text:span text:style-name="T25">&lt;optgroup label="Região Sul"&gt;</text:span></text:p>
                <text:p text:style-name="P10"><text:span text:style-name="T25"><text:s text:c="16"/></text:span><text:span text:style-name="T25">&lt;option value="PR"&gt;Paraná&lt;/option&gt;</text:span></text:p>
                <text:p text:style-name="P10"><text:span text:style-name="T25"><text:s text:c="16"/></text:span><text:span text:style-name="T25">&lt;option value="RS"&gt;Rio Grande do Sul&lt;/option&gt;</text:span></text:p>
                <text:p text:style-name="P10"><text:span text:style-name="T25"><text:s text:c="16"/></text:span><text:span text:style-name="T25">&lt;option value="SC"&gt;Santa Catarina&lt;/option&gt; <text:s text:c="11"/></text:span></text:p>
                <text:p text:style-name="P10"><text:span text:style-name="T25"><text:s text:c="12"/></text:span><text:span text:style-name="T25">&lt;/optgroup&gt;</text:span></text:p>
                <text:p text:style-name="P10"><text:span text:style-name="T25"><text:s text:c="12"/></text:span><text:span text:style-name="T25">&lt;option value="DF"&gt;Distrito Federal&lt;/option&gt;</text:span></text:p>
                <text:p text:style-name="P10"><text:span text:style-name="T25"><text:s text:c="8"/></text:span><text:span text:style-name="T25">&lt;/select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19">&lt;select id="estados_id" name="estado" multiple="multiple" size="6</text:span><text:span text:style-name="T20">"&gt;</text:span></text:p>
                <text:p text:style-name="P10"><text:span text:style-name="T20">&lt;/select&gt;</text:span></text:p>
                <text:p text:style-name="P10"><text:span text:style-name="T20"/></text:p>
              </text:list-header>
              <text:list-item>
                <text:p text:style-name="P10"><text:span text:style-name="T20">Listbox</text:span></text:p>
              </text:list-item>
              <text:list-item>
                <text:p text:style-name="P10"><text:span text:style-name="T20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fieldset&gt;legend e conteúdo&lt;/fieldset&gt;</text:span></text:p>
                <text:p text:style-name="P10"><text:span text:style-name="T20"/></text:p>
              </text:list-header>
              <text:list-item>
                <text:p text:style-name="P10"><text:span text:style-name="T20">Agrupamento de elementos</text:span></text:p>
              </text:list-item>
              <text:list-item>
                <text:p text:style-name="P10"><text:span text:style-name="T20">Faz uma borda com título para o que estiver dentro</text:span></text:p>
              </text:list-item>
              <text:list-item>
                <text:p text:style-name="P10"><text:span text:style-name="T20">Elemento de nível de bloc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0">&lt;legend&gt;texto da legenda&lt;/legend&gt;</text:span><text:span text:style-name="T20"><text:tab/></text:span></text:p>
                <text:p text:style-name="P10"><text:span text:style-name="T20"/></text:p>
              </text:list-header>
              <text:list-item>
                <text:p text:style-name="P10"><text:span text:style-name="T20">Título do agrupame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 text:style-name="P10"><text:span text:style-name="T26">&lt;fieldset&gt;</text:span></text:p>
                <text:p text:style-name="P10"><text:span text:style-name="T26"><text:s text:c="8"/></text:span><text:span text:style-name="T26">&lt;legend&gt;Sexo&lt;/legend&gt;</text:span></text:p>
                <text:p text:style-name="P10"><text:span text:style-name="T26"><text:s text:c="8"/></text:span><text:span text:style-name="T26">&lt;input id="masculino_id" name="sexo" type="radio" value="masculino" checked&gt;</text:span></text:p>
                <text:p text:style-name="P10"><text:span text:style-name="T26"><text:s text:c="8"/></text:span><text:span text:style-name="T26">&lt;label for="masculino_id"&gt;Masculino&lt;/label&gt;</text:span></text:p>
                <text:p text:style-name="P10"><text:span text:style-name="T26"><text:s text:c="8"/></text:span><text:span text:style-name="T26">&lt;input id="feminino_id" name="sexo" type="radio" value="feminino"&gt;</text:span></text:p>
                <text:p text:style-name="P10"><text:span text:style-name="T26"><text:s text:c="8"/></text:span><text:span text:style-name="T26">&lt;label for="feminino_id"&gt;Feminino&lt;/label&gt;</text:span></text:p>
                <text:p text:style-name="P10"><text:span text:style-name="T26">&lt;/fieldset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 text:style-name="P10"><text:span text:style-name="T20">Validação</text:span></text:p>
                <text:p text:style-name="P10"><text:span text:style-name="T27">&lt;input id="CEP" name="CEP" placeholder="XXXXX-XXX" pattern="\d{5}-\d{3}" title="O CEP é composto de 5 números, um traço (-) e 3 números."/&gt;</text:span></text:p>
                <text:p text:style-name="P10"><text:span text:style-name="T27"/></text:p>
                <text:p text:style-name="P10"><text:span text:style-name="T27">&lt;input id="placa_id" name="placa" placeholder="XXX-YYYY" type="text" pattern="[A-Z]{3}-[0-9]{4}" title="As placas são formadas por 3 letras maiúsculas, um traço (-) e 4 números."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Formulários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/></text:p>
              </text:list-header>
              <text:list-item>
                <text:p><text:span text:style-name="T16">Campos </text:span><text:span text:style-name="T28">input</text:span><text:span text:style-name="T16">, </text:span><text:span text:style-name="T29">select</text:span><text:span text:style-name="T16">, </text:span><text:span text:style-name="T29">textarea</text:span><text:span text:style-name="T16"> e </text:span><text:span text:style-name="T29">button</text:span><text:span text:style-name="T16"> podem ter um atributo sem valor </text:span><text:span text:style-name="T30">disabled</text:span></text:p>
                <text:p><text:span text:style-name="T16"/></text:p>
              </text:list-item>
              <text:list-item>
                <text:p><text:span text:style-name="T16">Campos </text:span><text:span text:style-name="T29">input</text:span><text:span text:style-name="T16"> e </text:span><text:span text:style-name="T29">textarea</text:span><text:span text:style-name="T16"> podem ter um atributo sem valor </text:span><text:span text:style-name="T30">readon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div&gt; <text:s/>&lt;/div&gt;</text:span></text:p>
                <text:p><text:span text:style-name="T31">&lt;div id=</text:span><text:span text:style-name="T19">"id_da_div"</text:span><text:span text:style-name="T16">&gt; <text:s/>&lt;/div&gt;</text:span></text:p>
                <text:p><text:span text:style-name="T31">&lt;div class=</text:span><text:span text:style-name="T19">"classe_da_div"</text:span><text:span text:style-name="T16">&gt; <text:s/>&lt;/div&gt;</text:span></text:p>
                <text:p><text:span text:style-name="T16"/></text:p>
              </text:list-header>
              <text:list-item>
                <text:p><text:span text:style-name="T16">Agrupar elementos</text:span></text:p>
              </text:list-item>
              <text:list-item>
                <text:p><text:span text:style-name="T16">Elemento de nível de bloc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span&gt; <text:s/>&lt;/span&gt;</text:span></text:p>
                <text:p><text:span text:style-name="T31">&lt;span id=</text:span><text:span text:style-name="T19">"id_do_span"</text:span><text:span text:style-name="T16">&gt; <text:s/>&lt;/span&gt;</text:span></text:p>
                <text:p><text:span text:style-name="T31">&lt;span class=</text:span><text:span text:style-name="T19">"classe_do_span"</text:span><text:span text:style-name="T16">&gt; <text:s/>&lt;/span&gt;</text:span></text:p>
                <text:p><text:span text:style-name="T16"/></text:p>
              </text:list-header>
              <text:list-item>
                <text:p><text:span text:style-name="T16">Agrupar elementos</text:span></text:p>
              </text:list-item>
              <text:list-item>
                <text:p><text:span text:style-name="T16">Elemento de nível de linh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header&gt;cabeçalho&lt;/header&gt;</text:span></text:p>
                <text:p><text:span text:style-name="T16"/></text:p>
              </text:list-header>
              <text:list-item>
                <text:p><text:span text:style-name="T16">Cabeçalho do documento HTML</text:span></text:p>
              </text:list-item>
              <text:list-item>
                <text:p><text:span text:style-name="T16">Conteúdo de introdução ou de navegação, sumários, formulários de busca, log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footer&gt;rodapé&lt;/footer&gt;</text:span></text:p>
                <text:p><text:span text:style-name="T16"/></text:p>
              </text:list-header>
              <text:list-item>
                <text:p><text:span text:style-name="T16">Rodapé do documento HTML</text:span></text:p>
              </text:list-item>
              <text:list-item>
                <text:p><text:span text:style-name="T16">Informações sobre a seção a qual ele pertence como quem a escreveu, links relacionados ao conteúdo da seção e informações leg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nav&gt;links&lt;/nav&gt;</text:span></text:p>
                <text:p><text:span text:style-name="T16"/></text:p>
              </text:list-header>
              <text:list-item>
                <text:p><text:span text:style-name="T16">Seção de navegação</text:span></text:p>
              </text:list-item>
              <text:list-item>
                <text:p><text:span text:style-name="T16">Principais links de um documento HTML</text:span></text:p>
              </text:list-item>
              <text:list-item>
                <text:p><text:span text:style-name="T16">É comum aparecer dentro de um header ou um foo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article&gt;conteúdo&lt;/article&gt;</text:span></text:p>
                <text:p><text:span text:style-name="T16"/></text:p>
              </text:list-header>
              <text:list-item>
                <text:p><text:span text:style-name="T16">Artigo</text:span></text:p>
              </text:list-item>
              <text:list-item>
                <text:p><text:span text:style-name="T16">Uma composição independente em um documento HTML</text:span></text:p>
              </text:list-item>
              <text:list-item>
                <text:p><text:span text:style-name="T16">Um post de um fórum, um artigo de uma revista ou jornal, um post de um blog, um comentário enviado por um usuário, um widget interativo, um produdo da loj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aside&gt;conteúdo&lt;/aside&gt;</text:span></text:p>
                <text:p><text:span text:style-name="T16"/></text:p>
              </text:list-header>
              <text:list-item>
                <text:p><text:span text:style-name="T16">Algo extra mas relacionado</text:span></text:p>
              </text:list-item>
              <text:list-item>
                <text:p><text:span text:style-name="T16">Conteúdo que esteja relacionado ao conteúdo principal, mas não é o foco do documento HTML</text:span></text:p>
              </text:list-item>
              <text:list-item>
                <text:p><text:span text:style-name="T16">Normalmente é exibido em uma coluna lateral em relação ao conteúdo princip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s para Agrupament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6">&lt;section&gt;conteúdo&lt;/section&gt;</text:span></text:p>
                <text:p><text:span text:style-name="T16"/></text:p>
              </text:list-header>
              <text:list-item>
                <text:p><text:span text:style-name="T16">Seção</text:span></text:p>
              </text:list-item>
              <text:list-item>
                <text:p><text:span text:style-name="T16">Uma seção é o agrupamento de um conteúdo dentro de um tema, por exemplo vários artigos, capítulos, cabeçalhos, rodapés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Áudi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27">&lt;audio controls&gt;</text:span></text:p>
                <text:p><text:span text:style-name="T27"><text:s text:c="4"/></text:span><text:span text:style-name="T27">&lt;source src="arquivo.ogg" type="audio/ogg"&gt;</text:span></text:p>
                <text:p><text:span text:style-name="T27"><text:s text:c="4"/></text:span><text:span text:style-name="T27">Seu navegador não suporta o elemento audio.</text:span></text:p>
                <text:p><text:span text:style-name="T27">&lt;/audio&gt;</text:span></text:p>
                <text:p><text:span text:style-name="T27"/></text:p>
                <text:p text:style-name="P10"><text:span text:style-name="T27"/></text:p>
                <text:p text:style-name="P10"><text:span text:style-name="T27">&lt;source src="arquivo.mp3" type="audio/mpeg"&gt; &lt;source src="arquivo.wav" type="audio/wav"&gt;</text:span></text:p>
                <text:p><text:span text:style-name="T2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layer="layout" svg:width="21.004cm" svg:height="3.647cm" svg:x="3.898cm" svg:y="-0.236cm" presentation:class="title" presentation:user-transformed="true">
          <draw:text-box>
            <text:p>Tag para Vídeo</text:p>
          </draw:text-box>
        </draw:frame>
        <draw:frame presentation:style-name="pr5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27">&lt;video width="320" height="240" controls&gt;</text:span></text:p>
                <text:p><text:span text:style-name="T27"><text:s text:c="4"/></text:span><text:span text:style-name="T27">&lt;source src="arquivo.mp4" type="video/mp4"&gt;</text:span></text:p>
                <text:p><text:span text:style-name="T27"><text:s text:c="4"/></text:span><text:span text:style-name="T27">Seu navegador não suporta o elemento video.</text:span></text:p>
                <text:p><text:span text:style-name="T27">&lt;/video&gt;</text:span></text:p>
                <text:p><text:span text:style-name="T27"/></text:p>
                <text:p><text:span text:style-name="T27"/></text:p>
                <text:p><text:span text:style-name="T27">&lt;source src="arquivo.ogg" type="video/ogg"&gt; </text:span><text:span text:style-name="T27">&lt;source src="arquivo.webm" type="video/webm"&gt;</text:span></text:p>
                <text:p><text:span text:style-name="T2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o_25_20Slides-background" style:display-name="Modelo%20Slide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o_25_20Slides-backgroundobjects" style:display-name="Modelo%20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_25_20Slides-notes" style:display-name="Modelo%20Slides-notes" style:family="presentation">
      <style:graphic-properties draw:stroke="none" draw:fill="none">
        <text:list-style style:name="Modelo_25_20Slides-notes" style:display-name="Modelo%20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odelo_25_20Slides-outline1" style:display-name="Modelo%20Slides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Modelo_25_20Slides-outline1" style:display-name="Modelo%20Slides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outline2" style:display-name="Modelo%20Slides-outline2" style:family="presentation" style:parent-style-name="Modelo_25_20Slides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Modelo_25_20Slides-outline3" style:display-name="Modelo%20Slides-outline3" style:family="presentation" style:parent-style-name="Modelo_25_20Slides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Modelo_25_20Slides-outline4" style:display-name="Modelo%20Slides-outline4" style:family="presentation" style:parent-style-name="Modelo_25_20Slides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5" style:display-name="Modelo%20Slides-outline5" style:family="presentation" style:parent-style-name="Modelo_25_20Slides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6" style:display-name="Modelo%20Slides-outline6" style:family="presentation" style:parent-style-name="Modelo_25_20Slides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7" style:display-name="Modelo%20Slides-outline7" style:family="presentation" style:parent-style-name="Modelo_25_20Slides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8" style:display-name="Modelo%20Slides-outline8" style:family="presentation" style:parent-style-name="Modelo_25_20Slides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9" style:display-name="Modelo%20Slides-outline9" style:family="presentation" style:parent-style-name="Modelo_25_20Slides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subtitle" style:display-name="Modelo%20Slides-subtitle" style:family="presentation">
      <style:graphic-properties draw:stroke="none" draw:fill="none" draw:textarea-vertical-align="middle">
        <text:list-style style:name="Modelo_25_20Slides-subtitle" style:display-name="Modelo%20Slides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title" style:display-name="Modelo%20Slid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o_25_20Slides-title" style:display-name="Modelo%20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212cm" svg:stroke-color="#ed190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004cm" svg:height="3.647cm" svg:x="3.898cm" svg:y="-0.236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frame presentation:style-name="Mpr1" draw:text-style-name="MP5" draw:layer="backgroundobjects" svg:width="7.197cm" svg:height="1.023cm" svg:x="18.202cm" svg:y="18.12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6" draw:layer="backgroundobjects" svg:x1="0cm" svg:y1="3.325cm" svg:x2="25.4cm" svg:y2="3.325cm">
        <text:p/>
      </draw:line>
      <draw:frame draw:style-name="Mgr4" draw:text-style-name="MP7" draw:layer="backgroundobjects" svg:width="1.956cm" svg:height="2.714cm" svg:x="0.242cm" svg:y="0.286cm">
        <draw:image xlink:href="Pictures/10000201000001BC00000268D95FEF80EE0E2E82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delo_25_20Slides" style:display-name="Modelo%20Slides" style:page-layout-name="PM1" draw:style-name="Mdp1">
      <draw:line draw:name="Line 5" draw:style-name="Mgr3" draw:text-style-name="MP6" draw:layer="backgroundobjects" svg:x1="0cm" svg:y1="8.123cm" svg:x2="25.4cm" svg:y2="8.123cm">
        <text:p/>
      </draw:line>
      <draw:frame presentation:style-name="Modelo_25_20Slides-title" draw:layer="backgroundobjects" svg:width="21.004cm" svg:height="3.647cm" svg:x="3.898cm" svg:y="-0.236cm" presentation:class="title" presentation:placeholder="true">
        <draw:text-box/>
      </draw:frame>
      <draw:frame presentation:style-name="Modelo_25_20Slides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7" draw:layer="backgroundobjects" svg:width="21.257cm" svg:height="3.8cm" svg:x="2.356cm" svg:y="12.997cm">
        <draw:image xlink:href="Pictures/1000020100000D74000002688E90F023FEEB309F.png" xlink:type="simple" xlink:show="embed" xlink:actuate="onLoad">
          <text:p/>
        </draw:image>
      </draw:frame>
      <presentation:notes style:page-layout-name="PM0">
        <draw:page-thumbnail presentation:style-name="Modelo_25_20Slides-title" draw:layer="backgroundobjects" svg:width="0.001cm" svg:height="0.001cm" svg:x="0cm" svg:y="1.93cm" presentation:class="page"/>
        <draw:frame presentation:style-name="Modelo_25_20Slid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amação JAVA  para a Internet  Applets, Servlets, JSP</dc:title>
    <meta:creation-date>2012-08-17T14:11:39</meta:creation-date>
    <meta:editing-cycles>96</meta:editing-cycles>
    <meta:editing-duration>PT6H21M13S</meta:editing-duration>
    <meta:generator>LibreOffice/6.0.5.2$Linux_X86_64 LibreOffice_project/54c8cbb85f300ac59db32fe8a675ff7683cd5a16</meta:generator>
    <dc:date>2018-07-30T14:59:22.690419530</dc:date>
    <dc:creator>Rafael Orbolato</dc:creator>
    <meta:document-statistic meta:object-count="427"/>
  </office:meta>
</office:document-meta>
</file>